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name is {%=@name%} and I'm the {%=@title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19:02:29</meta:creation-date>
    <dc:date>2010-09-22T21:15:37</dc:date>
    <meta:editing-duration>PT00H02M45S</meta:editing-duration>
    <meta:editing-cycles>6</meta:editing-cycles>
    <meta:generator>OpenOffice.org/3.2$Linux OpenOffice.org_project/320m19$Build-9505</meta:generator>
    <meta:document-statistic meta:table-count="0" meta:image-count="0" meta:object-count="0" meta:page-count="1" meta:paragraph-count="1" meta:word-count="8" meta:character-count="45"/>
    <dc:creator>Tomas Kramar</dc:creator>
  </office:meta>
</office:document-meta>
</file>